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70fd" officeooo:paragraph-rsid="000570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ata from terminer to install git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rmao@ermao-ThinkPad-T510:~/Documents/dairy_ermao$ clear</text:p>
            <text:p text:style-name="Table_20_Contents"/>
            <text:p text:style-name="Table_20_Contents">ermao@ermao-ThinkPad-T510:~/Documents/dairy_ermao$ sudo apt update</text:p>
            <text:p text:style-name="Table_20_Contents">[sudo] password for ermao: </text:p>
            <text:p text:style-name="Table_20_Contents">Sorry, try again.</text:p>
            <text:p text:style-name="Table_20_Contents">[sudo] password for ermao: </text:p>
            <text:p text:style-name="Table_20_Contents">Sorry, try again.</text:p>
            <text:p text:style-name="Table_20_Contents">[sudo] password for ermao: </text:p>
            <text:p text:style-name="Table_20_Contents">Hit:1 http://ca.archive.ubuntu.com/ubuntu bionic InRelease</text:p>
            <text:p text:style-name="Table_20_Contents">Get:2 http://ca.archive.ubuntu.com/ubuntu bionic-updates InRelease [88.7 kB] <text:s text:c="25"/></text:p>
            <text:p text:style-name="Table_20_Contents">Get:3 http://security.ubuntu.com/ubuntu bionic-security InRelease [83.2 kB] <text:s text:c="37"/></text:p>
            <text:p text:style-name="Table_20_Contents">Get:4 http://ca.archive.ubuntu.com/ubuntu bionic-backports InRelease [74.6 kB] <text:s text:c="6"/></text:p>
            <text:p text:style-name="Table_20_Contents">Fetched 247 kB in 1s (188 kB/s) <text:s text:c="65"/></text:p>
            <text:p text:style-name="Table_20_Contents">Reading package lists... Done</text:p>
            <text:p text:style-name="Table_20_Contents">Building dependency tree <text:s text:c="6"/></text:p>
            <text:p text:style-name="Table_20_Contents">Reading state information... Done</text:p>
            <text:p text:style-name="Table_20_Contents">8 packages can be upgraded. Run 'apt list --upgradable' to see them.</text:p>
            <text:p text:style-name="P1">ermao@ermao-ThinkPad-T510:~/Documents/dairy_ermao$ sudo apt install git</text:p>
          </table:table-cell>
        </table:table-row>
      </table:table>
      <text:p text:style-name="P1"/>
      <text:p text:style-name="P1"/>
      <text:p text:style-name="P1"/>
      <text:p text:style-name="P1">ermao@ermao-ThinkPad-T510:~/Documents/dairy_ermao$ sudo apt install git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git-man liberror-perl</text:p>
      <text:p text:style-name="P1">Suggested packages:</text:p>
      <text:p text:style-name="P1"><text:s text:c="2"/>git-daemon-run | git-daemon-sysvinit git-doc git-el git-email git-gui gitk gitweb git-cvs git-mediawiki git-svn</text:p>
      <text:p text:style-name="P1">The following NEW packages will be installed:</text:p>
      <text:p text:style-name="P1"><text:s text:c="2"/>git git-man liberror-perl</text:p>
      <text:p text:style-name="P1">0 upgraded, 3 newly installed, 0 to remove and 8 not upgraded.</text:p>
      <text:p text:style-name="P1">Need to get 4,724 kB of archives.</text:p>
      <text:p text:style-name="P1">After this operation, 33.9 MB of additional disk space will be used.</text:p>
      <text:p text:style-name="P1">Do you want to continue? [Y/n] y</text:p>
      <text:p text:style-name="P1">Get:1 http://ca.archive.ubuntu.com/ubuntu bionic/main amd64 liberror-perl all 0.17025-1 [22.8 kB]</text:p>
      <text:p text:style-name="P1">Get:2 http://ca.archive.ubuntu.com/ubuntu bionic-updates/main amd64 git-man all 1:2.17.1-1ubuntu0.3 [803 kB]</text:p>
      <text:p text:style-name="P1">Get:3 http://ca.archive.ubuntu.com/ubuntu bionic-updates/main amd64 git amd64 1:2.17.1-1ubuntu0.3 [3,898 kB]</text:p>
      <text:p text:style-name="P1">Fetched 4,724 kB in 4s (1,120 kB/s)</text:p>
      <text:p text:style-name="P1">Selecting previously unselected package liberror-perl.</text:p>
      <text:p text:style-name="P1">(Reading database ... 163683 files and directories currently installed.)</text:p>
      <text:p text:style-name="P1">Preparing to unpack .../liberror-perl_0.17025-1_all.deb ...</text:p>
      <text:p text:style-name="P1">Unpacking liberror-perl (0.17025-1) ...</text:p>
      <text:p text:style-name="P1">Selecting previously unselected package git-man.</text:p>
      <text:p text:style-name="P1"><text:soft-page-break/>Preparing to unpack .../git-man_1%3a2.17.1-1ubuntu0.3_all.deb ...</text:p>
      <text:p text:style-name="P1">Unpacking git-man (1:2.17.1-1ubuntu0.3) ...</text:p>
      <text:p text:style-name="P1">Selecting previously unselected package git.</text:p>
      <text:p text:style-name="P1">Preparing to unpack .../git_1%3a2.17.1-1ubuntu0.3_amd64.deb ...</text:p>
      <text:p text:style-name="P1">Unpacking git (1:2.17.1-1ubuntu0.3) ...</text:p>
      <text:p text:style-name="P1">Setting up git-man (1:2.17.1-1ubuntu0.3) ...</text:p>
      <text:p text:style-name="P1">Setting up liberror-perl (0.17025-1) ...</text:p>
      <text:p text:style-name="P1">Processing triggers for man-db (2.8.3-2ubuntu0.1) ...</text:p>
      <text:p text:style-name="P1">Setting up git (1:2.17.1-1ubuntu0.3) ...</text:p>
      <text:p text:style-name="P1">ermao@ermao-ThinkPad-T510:~/Documents/dairy_ermao$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0:02:40.068156105</meta:creation-date>
    <dc:date>2018-10-28T00:04:23.289977995</dc:date>
    <meta:editing-duration>PT1M43S</meta:editing-duration>
    <meta:editing-cycles>1</meta:editing-cycles>
    <meta:document-statistic meta:table-count="1" meta:image-count="0" meta:object-count="0" meta:page-count="2" meta:paragraph-count="51" meta:word-count="282" meta:character-count="2697" meta:non-whitespace-character-count="2306"/>
    <meta:generator>LibreOffice/6.0.3.2$Linux_X86_64 LibreOffice_project/00m0$Build-2</meta:generator>
  </office:meta>
</office:document-meta>
</file>